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eilte Daten</text:p>
      <text:p text:style-name="P1"/>
      <text:p text:style-name="P1">Grundlagen</text:p>
      <text:p text:style-name="P1"><text:span text:style-name="T1"><text:tab/>-Fragmentierung</text:span></text:p>
      <text:p text:style-name="P1"><text:span text:style-name="T1"><text:tab/><text:tab/>-Daten in Teile aufteilen (Überlappungsfrei)</text:span></text:p>
      <text:p text:style-name="P1"><text:span text:style-name="T1"><text:tab/><text:tab/>-In Fragmente</text:span></text:p>
      <text:p text:style-name="P1"><text:span text:style-name="T1"><text:tab/><text:tab/>-Fragmente auf Computer aufteilen</text:span></text:p>
      <text:p text:style-name="P1"><text:span text:style-name="T1"><text:tab/><text:tab/>-Zugriff beschleunigen, weil man in 1/n tel nach den Daten suchen muss</text:span></text:p>
      <text:p text:style-name="P1"><text:span text:style-name="T1"><text:tab/><text:tab/>-Probleme, wenn man Daten aus mehreren Fragmenten braucht</text:span></text:p>
      <text:p text:style-name="P1"><text:span text:style-name="T1"><text:tab/><text:tab/>-&gt; Immer so aufgebaut, dass Alle Fragmente von jedem Fragment erreichbar sind</text:span></text:p>
      <text:p text:style-name="P1"><text:span text:style-name="T1"><text:tab/><text:tab/>-NUMA Non Uniform Memory Architecture sind Fragmentierte Hauptspeicher</text:span></text:p>
      <text:p text:style-name="P1"><text:span text:style-name="T1"><text:tab/><text:tab/>-Der Gesamte Datenbestand ist nur erreichbar, wenn Alle Fragmente funktionieren</text:span></text:p>
      <text:p text:style-name="P1"><text:span text:style-name="T1"><text:tab/><text:tab/>-Man gewinnt typischerweise en fait keinen AusfallMinimierung</text:span></text:p>
      <text:p text:style-name="P1"><text:span text:style-name="T1"><text:tab/>-Replikation</text:span></text:p>
      <text:p text:style-name="P1"><text:span text:style-name="T1"><text:tab/><text:tab/>-Ein System namens Master wo der Speicher ist und aktuell ist</text:span></text:p>
      <text:p text:style-name="P1"><text:span text:style-name="T1"><text:tab/><text:tab/>-Replikate haben Kopien, eigentlich nicht Kopien sondern Kopien die ständig aktuell <text:tab/><text:tab/>gemacht werden, bei jeder Änderung wird alles Aktualisieren.</text:span></text:p>
      <text:p text:style-name="P1"><text:span text:style-name="T1"><text:tab/><text:tab/>-Leserate wird erhöht, weil man von 5 Systemen gleichzeitig lesen kann</text:span></text:p>
      <text:p text:style-name="P1"><text:span text:style-name="T1"><text:tab/><text:tab/>-Nur Masterdaten können verändert werden</text:span></text:p>
      <text:p text:style-name="P1"><text:span text:style-name="T1"><text:tab/><text:tab/>-SchreibRate wird schlechter</text:span></text:p>
      <text:p text:style-name="P1"><text:span text:style-name="T1"><text:tab/><text:tab/>-" Ausführungen</text:span></text:p>
      <text:p text:style-name="P1"><text:span text:style-name="T1"><text:tab/><text:tab/><text:tab/>1-Primary BackupSchema</text:span></text:p>
      <text:p text:style-name="P1"><text:span text:style-name="T1"><text:tab/><text:tab/><text:tab/><text:tab/>-Master ist erste Backup und bleibt immer Master</text:span></text:p>
      <text:p text:style-name="P1"><text:span text:style-name="T1"><text:tab/><text:tab/><text:tab/>2-MultiPrimary Schema</text:span></text:p>
      <text:p text:style-name="P1"><text:span text:style-name="T1"><text:tab/><text:tab/><text:tab/><text:tab/>-Jedes Replikat kann temporär zum Master werden</text:span></text:p>
      <text:p text:style-name="P1"><text:span text:style-name="T1"><text:tab/><text:tab/><text:tab/><text:tab/>++Wenn Master ausfällt hat mein kein Problem mehr</text:span></text:p>
      <text:p text:style-name="P1"><text:span text:style-name="T1"><text:tab/><text:tab/><text:tab/><text:tab/><text:tab/>-&gt; Ausfallsicherheit erhöht um faktor N</text:span></text:p>
      <text:p text:style-name="P1"><text:span text:style-name="T1"><text:tab/><text:tab/><text:tab/><text:tab/>++Man braucht 1 Datenverbindung statt 1 zum Replikat und 1 zum <text:tab/><text:tab/><text:tab/><text:tab/>Master</text:span></text:p>
      <text:p text:style-name="P1"><text:span text:style-name="T1"><text:tab/><text:tab/>-Umsetzung</text:span></text:p>
      <text:p text:style-name="P1"><text:span text:style-name="T1"><text:tab/><text:tab/><text:tab/>-Write kommt an</text:span></text:p>
      <text:p text:style-name="P1"><text:span text:style-name="T1"><text:tab/><text:tab/><text:tab/>-2 Dinge passieren</text:span></text:p>
      <text:p text:style-name="P1"><text:span text:style-name="T1"><text:tab/><text:tab/><text:tab/><text:tab/>-Update wird rausgeschickt an Replikate</text:span></text:p>
      <text:p text:style-name="P1"><text:span text:style-name="T1"><text:tab/><text:tab/><text:tab/><text:tab/><text:tab/>-Als Multicast</text:span></text:p>
      <text:p text:style-name="P1"><text:span text:style-name="T1"><text:tab/><text:tab/><text:tab/><text:tab/><text:tab/>-Begrenzung der Daten auf 64KB oder so begrenzt</text:span></text:p>
      <text:p text:style-name="P1"><text:span text:style-name="T1"><text:tab/><text:tab/><text:tab/><text:tab/>-Bei Absturz eines Replikats muss neu initialisiert werden</text:span></text:p>
      <text:p text:style-name="P1"><text:span text:style-name="T1"><text:tab/><text:tab/><text:tab/>-Oder</text:span></text:p>
      <text:p text:style-name="P1"><text:span text:style-name="T1"><text:tab/><text:tab/><text:tab/>-Event der Veränderung mit ID der Zelle wird rausgeschickt</text:span></text:p>
      <text:p text:style-name="P1"><text:span text:style-name="T1"><text:tab/><text:tab/><text:tab/>-Alle Suchen sich das neue aus einer Datenbank</text:span></text:p>
      <text:p text:style-name="P1"><text:span text:style-name="T1"><text:tab/><text:tab/><text:tab/>++passt garantiert in 64kb rein, weils nur ne ID is</text:span></text:p>
      <text:p text:style-name="P1"><text:span text:style-name="T1"><text:tab/><text:tab/><text:tab/>++Bei Reboot und Aktualisierung macht man die gleiche Funktion</text:span></text:p>
      <text:p text:style-name="P1"><text:span text:style-name="T1"><text:tab/>-Caching (Nicht gleich Replikation!!!!!)</text:span></text:p>
      <text:p text:style-name="P1"><text:span text:style-name="T1"><text:tab/><text:tab/>-partielle Replikation (Nicht Vollständige)</text:span></text:p>
      <text:p text:style-name="P1"><text:span text:style-name="T1"><text:tab/><text:tab/>++LeseRaten werden erhöht </text:span></text:p>
      <text:p text:style-name="P1"><text:span text:style-name="T1"><text:tab/><text:tab/>--Schreibraten werden kleiner</text:span></text:p>
      <text:p text:style-name="P1"><text:span text:style-name="T1"><text:tab/><text:tab/>Cache-Topologien</text:span></text:p>
      <text:p text:style-name="P1"><text:span text:style-name="T1"><text:tab/><text:tab/><text:tab/>-Lokaler Cache (Cache 1-1 Datenbestand) Wie in altem Laptop ohne GPU</text:span></text:p>
      <text:p text:style-name="P1"><text:span text:style-name="T1"><text:tab/><text:tab/><text:tab/>-Konsolidierender Cache (Cache 1-* Datenbestand) Wie in neuerem Laptop</text:span></text:p>
      <text:p text:style-name="P1"><text:span text:style-name="T1"><text:tab/><text:tab/><text:tab/><text:tab/>-Einen Cache und 1 Ram in GPU 1 Ram normal</text:span></text:p>
      <text:p text:style-name="P1"><text:span text:style-name="T1"><text:tab/><text:tab/><text:tab/>-Verteilter Cache (Cache *-1 Datenbestand) Supercomputer mit mehr CPUs <text:tab/><text:tab/><text:tab/><text:tab/>als Rams</text:span></text:p>
      <text:p text:style-name="P1"><text:span text:style-name="T1"><text:tab/><text:tab/></text:span></text:p>
      <text:p text:style-name="P1"><text:soft-page-break/><text:span text:style-name="T1"><text:tab/><text:tab/>Bei Verteiltem Cache</text:span></text:p>
      <text:p text:style-name="P1"><text:span text:style-name="T1"><text:tab/><text:tab/><text:tab/>-Szenario A: Wie lesen Dat aus Cache A und das Dat is im Cache</text:span></text:p>
      <text:p text:style-name="P1"><text:span text:style-name="T1"><text:tab/><text:tab/><text:tab/>-Szenario B: Wir lesen Dat aus Cache A und das Dat ist noch nicht im Cache</text:span></text:p>
      <text:p text:style-name="P1"><text:span text:style-name="T1"><text:tab/><text:tab/><text:tab/><text:tab/>-&gt; Dat in Cache bringen von Datenbestand dann auslesen von Cache</text:span></text:p>
      <text:p text:style-name="P1"><text:span text:style-name="T1"><text:tab/><text:tab/><text:tab/>-&gt; Szenario a ist ein HIT, also so viele Hits wie möglich haben is gut</text:span></text:p>
      <text:p text:style-name="P1"><text:span text:style-name="T1"><text:tab/><text:tab/><text:tab/><text:tab/>-SzenB ist ein Cache Miss</text:span></text:p>
      <text:p text:style-name="P1"><text:span text:style-name="T1"><text:tab/><text:tab/><text:tab/>-Bei Cache Miss,</text:span></text:p>
      <text:p text:style-name="P1"><text:span text:style-name="T1"><text:tab/><text:tab/><text:tab/><text:tab/>-Element aus Cache verdrängen, welches nicht so dringend gebraucht <text:tab/><text:tab/><text:tab/><text:tab/><text:tab/>wird</text:span></text:p>
      <text:p text:style-name="P1"><text:span text:style-name="T1"><text:tab/><text:tab/><text:tab/><text:tab/>-Strategie Random Replacement</text:span></text:p>
      <text:p text:style-name="P1"><text:span text:style-name="T1"><text:tab/><text:tab/><text:tab/><text:tab/>-Strat Least Recently Used (LRU)</text:span></text:p>
      <text:p text:style-name="P1"><text:span text:style-name="T1"><text:tab/><text:tab/><text:tab/><text:tab/><text:tab/>-Gut, außer wenn durch ein Array gelaufen wird welches 1 <text:tab/><text:tab/><text:tab/><text:tab/><text:tab/><text:tab/>größer ist als der Cache</text:span></text:p>
      <text:p text:style-name="P1"><text:span text:style-name="T1"><text:tab/><text:tab/><text:tab/><text:tab/>-Strat Least Frequently Used (LFU)</text:span></text:p>
      <text:p text:style-name="P1"><text:span text:style-name="T1"><text:tab/><text:tab/><text:tab/><text:tab/>-Strat Most Recently Used (MRU)</text:span></text:p>
      <text:p text:style-name="P1"><text:span text:style-name="T1"><text:tab/><text:tab/><text:tab/><text:tab/>-Strat Hash Replacement mittels HashFunktion</text:span></text:p>
      <text:p text:style-name="P1"><text:span text:style-name="T1"><text:tab/><text:tab/><text:tab/><text:tab/>-&gt; Kommt auf anwendungsfall an, oft Random am besten</text:span></text:p>
      <text:p text:style-name="P1"><text:span text:style-name="T1"><text:tab/><text:tab/><text:tab/>-Wie Schreiben?</text:span></text:p>
      <text:p text:style-name="P1"><text:span text:style-name="T1"><text:tab/><text:tab/><text:tab/><text:tab/>-Wenn irgendwo auf einen Cache geschrieben wird:</text:span></text:p>
      <text:p text:style-name="P1"><text:span text:style-name="T1"><text:tab/><text:tab/><text:tab/><text:tab/><text:tab/>-Auf Datenbestand geschrieben </text:span></text:p>
      <text:p text:style-name="P1"><text:span text:style-name="T1"><text:tab/><text:tab/><text:tab/><text:tab/><text:tab/>-und das geschriebene Dat Zelle aus den anderen Caches <text:tab/><text:tab/><text:tab/><text:tab/><text:tab/><text:tab/><text:tab/>rausschmeißen</text:span></text:p>
      <text:p text:style-name="P1"><text:span text:style-name="T1"><text:tab/><text:tab/><text:tab/><text:tab/><text:tab/>-Dieses Verfahren braucht lange zum Schreiben wegen 3 <text:tab/><text:tab/><text:tab/><text:tab/><text:tab/><text:tab/><text:tab/>Operationen</text:span></text:p>
      <text:p text:style-name="P1"><text:span text:style-name="T1"><text:tab/><text:tab/><text:tab/><text:tab/>-Snoopy Cache</text:span></text:p>
      <text:p text:style-name="P1"><text:span text:style-name="T1"><text:tab/><text:tab/><text:tab/><text:tab/><text:tab/>-Schreibanfrage als UDP Multicast schicken, an einen Cache <text:tab/><text:tab/><text:tab/><text:tab/><text:tab/><text:tab/>addressiert</text:span></text:p>
      <text:p text:style-name="P1"><text:span text:style-name="T1"><text:tab/><text:tab/><text:tab/><text:tab/><text:tab/>-&gt; Alle die nicht addressiert sind, schmeissens raus</text:span></text:p>
      <text:p text:style-name="P1"><text:span text:style-name="T1"><text:tab/><text:tab/><text:tab/><text:tab/><text:tab/>++ ein Schritt weniger -&gt; Schneller</text:span></text:p>
      <text:p text:style-name="P1"><text:span text:style-name="T1"><text:tab/><text:tab/><text:tab/><text:tab/><text:tab/>--Adresse und Inhalt wird verschickt, also ist die 64kb UDP <text:tab/><text:tab/><text:tab/><text:tab/><text:tab/><text:tab/>Grenze wieder ein Problem</text:span></text:p>
      <text:p text:style-name="P1"><text:span text:style-name="T1"><text:tab/><text:tab/><text:tab/><text:tab/><text:tab/>--Webservices können das nicht machen, weil man mit UDP <text:tab/><text:tab/><text:tab/><text:tab/><text:tab/><text:tab/>kein HTTP machen kann</text:span></text:p>
      <text:p text:style-name="P1"><text:span text:style-name="T1"><text:tab/><text:tab/><text:tab/><text:tab/>-versionierte Caches</text:span></text:p>
      <text:p text:style-name="P1"><text:span text:style-name="T1"><text:tab/><text:tab/><text:tab/><text:tab/><text:tab/>-Nur ein Teil der Daten ist auf dem neuesten Stand</text:span></text:p>
      <text:p text:style-name="P1"><text:span text:style-name="T3"><text:tab/><text:tab/><text:tab/><text:tab/><text:tab/>-Cache wird versioniert</text:span></text:p>
      <text:p text:style-name="P1"><text:span text:style-name="T3"><text:tab/><text:tab/><text:tab/><text:tab/><text:tab/>-Wenn Client Version &lt;= Cache Version</text:span></text:p>
      <text:p text:style-name="P1"><text:span text:style-name="T3"><text:tab/><text:tab/><text:tab/><text:tab/><text:tab/>-Man sagt Caches sind aktuell genug</text:span></text:p>
      <text:p text:style-name="P1"><text:span text:style-name="T3"><text:tab/><text:tab/><text:tab/><text:tab/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45S</meta:editing-duration>
    <meta:editing-cycles>52</meta:editing-cycles>
    <meta:generator>OpenOffice.org/3.4.1$Win32 OpenOffice.org_project/341m1$Build-9593</meta:generator>
    <dc:date>2015-06-26T17:18:30.49</dc:date>
    <meta:document-statistic meta:table-count="0" meta:image-count="0" meta:object-count="0" meta:page-count="2" meta:paragraph-count="80" meta:word-count="530" meta:character-count="3786"/>
    <meta:user-defined meta:name="Info 1"/>
    <meta:user-defined meta:name="Info 2"/>
    <meta:user-defined meta:name="Info 3"/>
    <meta:user-defined meta:name="Info 4"/>
  </office:meta>
</office:document-meta>
</file>